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404cm" fo:margin-left="0.095cm" table:align="left" style:writing-mode="lr-tb"/>
    </style:style>
    <style:style style:name="Table1.A" style:family="table-column">
      <style:table-column-properties style:column-width="0.688cm"/>
    </style:style>
    <style:style style:name="Table1.B" style:family="table-column">
      <style:table-column-properties style:column-width="8.096cm"/>
    </style:style>
    <style:style style:name="Table1.C" style:family="table-column">
      <style:table-column-properties style:column-width="7.6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none"/>
      <style:paragraph-properties fo:margin-left="0cm" fo:margin-right="0cm" fo:margin-top="0cm" fo:margin-bottom="0cm" loext:contextual-spacing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officeooo:paragraph-rsid="001d2c26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cm" loext:contextual-spacing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officeooo:paragraph-rsid="001d6610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loext:contextual-spacing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officeooo:paragraph-rsid="001d7e5c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loext:contextual-spacing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officeooo:paragraph-rsid="001e7e68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loext:contextual-spacing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officeooo:paragraph-rsid="001f500a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loext:contextual-spacing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officeooo:paragraph-rsid="00213db9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loext:contextual-spacing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officeooo:paragraph-rsid="00264247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loext:contextual-spacing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officeooo:rsid="001d2c26" officeooo:paragraph-rsid="001d2c26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loext:contextual-spacing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Times New Roman" officeooo:paragraph-rsid="0024ea4b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false" fo:orphans="2" fo:widows="2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officeooo:paragraph-rsid="00264247"/>
    </style:style>
    <style:style style:name="P11" style:family="paragraph" style:parent-style-name="Standard">
      <loext:graphic-properties draw:fill="none"/>
      <style:paragraph-properties fo:margin-left="0cm" fo:margin-right="0cm" fo:margin-top="0.494cm" fo:margin-bottom="0.494cm" loext:contextual-spacing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Times New Roman" officeooo:paragraph-rsid="00264247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Times New Roman" fo:font-size="12pt" fo:language="en" fo:country="US" officeooo:rsid="002e3c0e" style:font-name-asian="Times New Roman" style:font-size-asian="12pt" style:font-name-complex="Times New Roman" style:font-size-complex="12pt" style:language-complex="ar" style:country-complex="SA"/>
    </style:style>
    <style:style style:name="P14" style:family="paragraph" style:parent-style-name="Standard">
      <style:paragraph-properties fo:margin-left="0cm" fo:margin-right="0cm" fo:text-indent="0cm" style:auto-text-indent="false" style:writing-mode="lr-tb"/>
    </style:style>
    <style:style style:name="P15" style:family="paragraph" style:parent-style-name="Table_20_Contents">
      <style:text-properties officeooo:rsid="001d2c26" officeooo:paragraph-rsid="001d2c26"/>
    </style:style>
    <style:style style:name="P16" style:family="paragraph" style:parent-style-name="Table_20_Contents">
      <style:text-properties officeooo:rsid="001d6610" officeooo:paragraph-rsid="001d6610"/>
    </style:style>
    <style:style style:name="P17" style:family="paragraph" style:parent-style-name="Table_20_Contents">
      <style:text-properties officeooo:rsid="001d7e5c" officeooo:paragraph-rsid="001d7e5c"/>
    </style:style>
    <style:style style:name="P18" style:family="paragraph" style:parent-style-name="Table_20_Contents">
      <style:text-properties officeooo:rsid="001e7e68" officeooo:paragraph-rsid="001e7e68"/>
    </style:style>
    <style:style style:name="P19" style:family="paragraph" style:parent-style-name="Table_20_Contents">
      <style:text-properties officeooo:rsid="001f500a" officeooo:paragraph-rsid="001f500a"/>
    </style:style>
    <style:style style:name="P20" style:family="paragraph" style:parent-style-name="Table_20_Contents">
      <style:text-properties officeooo:rsid="00213db9" officeooo:paragraph-rsid="00213db9"/>
    </style:style>
    <style:style style:name="P21" style:family="paragraph" style:parent-style-name="Table_20_Contents">
      <style:text-properties fo:language="en" fo:country="US" officeooo:rsid="00233546" officeooo:paragraph-rsid="00233546"/>
    </style:style>
    <style:style style:name="P22" style:family="paragraph" style:parent-style-name="Table_20_Contents">
      <style:text-properties fo:language="en" fo:country="US" officeooo:rsid="00233546" officeooo:paragraph-rsid="0024ea4b"/>
    </style:style>
    <style:style style:name="P23" style:family="paragraph" style:parent-style-name="Table_20_Contents">
      <style:text-properties fo:language="en" fo:country="US" officeooo:rsid="0024ea4b" officeooo:paragraph-rsid="0024ea4b"/>
    </style:style>
    <style:style style:name="P24" style:family="paragraph" style:parent-style-name="Table_20_Contents">
      <style:text-properties fo:language="en" fo:country="US" officeooo:rsid="0024ea4b" officeooo:paragraph-rsid="00264247"/>
    </style:style>
    <style:style style:name="P25" style:family="paragraph" style:parent-style-name="Table_20_Contents">
      <style:text-properties fo:language="en" fo:country="US" officeooo:rsid="00270b9f" officeooo:paragraph-rsid="00270b9f"/>
    </style:style>
    <style:style style:name="P26" style:family="paragraph" style:parent-style-name="Table_20_Contents">
      <style:text-properties fo:language="en" fo:country="US" officeooo:rsid="00270b9f" officeooo:paragraph-rsid="0028ee1c"/>
    </style:style>
    <style:style style:name="P27" style:family="paragraph" style:parent-style-name="Table_20_Contents">
      <style:text-properties fo:language="en" fo:country="US" officeooo:rsid="0029ebbe" officeooo:paragraph-rsid="0029ebbe"/>
    </style:style>
    <style:style style:name="P28" style:family="paragraph" style:parent-style-name="Table_20_Contents">
      <style:text-properties fo:language="en" fo:country="US" officeooo:rsid="002b83e4" officeooo:paragraph-rsid="002b83e4"/>
    </style:style>
    <style:style style:name="P29" style:family="paragraph" style:parent-style-name="Table_20_Contents">
      <style:text-properties fo:language="en" fo:country="US" officeooo:rsid="002b83e4" officeooo:paragraph-rsid="002c1a54"/>
    </style:style>
    <style:style style:name="P30" style:family="paragraph" style:parent-style-name="Table_20_Contents">
      <style:text-properties fo:language="en" fo:country="US" officeooo:rsid="002cc177" officeooo:paragraph-rsid="002cc177"/>
    </style:style>
    <style:style style:name="P31" style:family="paragraph" style:parent-style-name="Table_20_Contents">
      <style:text-properties fo:language="en" fo:country="US" officeooo:rsid="002cc177" officeooo:paragraph-rsid="002e3c0e"/>
    </style:style>
    <style:style style:name="P32" style:family="paragraph" style:parent-style-name="Table_20_Contents">
      <style:text-properties fo:language="en" fo:country="US" officeooo:rsid="002e3c0e" officeooo:paragraph-rsid="002e3c0e"/>
    </style:style>
    <style:style style:name="P33" style:family="paragraph" style:parent-style-name="Standard">
      <style:text-properties style:use-window-font-color="true" style:font-name="Times New Roman" fo:font-size="12pt" fo:language="en" fo:country="US" officeooo:rsid="002e3c0e" style:font-name-asian="Times New Roman" style:font-size-asian="12pt" style:font-name-complex="Times New Roman" style:font-size-complex="12pt" style:language-complex="ar" style:country-complex="SA"/>
    </style:style>
    <style:style style:name="P34" style:family="paragraph" style:parent-style-name="Standard">
      <style:text-properties style:use-window-font-color="true" style:font-name="Times New Roman" fo:font-size="12pt" fo:language="en" fo:country="US" fo:font-weight="bold" officeooo:rsid="002e3c0e" fo:background-color="#e8f2fe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35" style:family="paragraph" style:parent-style-name="Heading_20_2" style:master-page-name="Standard">
      <style:paragraph-properties fo:margin-left="0cm" fo:margin-right="0cm" fo:margin-top="0cm" fo:margin-bottom="0cm" loext:contextual-spacing="false" fo:text-align="center" style:justify-single-word="false" fo:text-indent="-0.63cm" style:auto-text-indent="false" style:page-number="auto"/>
      <style:text-properties fo:font-size="16pt" style:font-size-asian="16pt" style:font-size-complex="16pt"/>
    </style:style>
    <style:style style:name="P36" style:family="paragraph" style:parent-style-name="Heading_20_2">
      <style:paragraph-properties fo:margin-left="0cm" fo:margin-right="0cm" fo:margin-top="0cm" fo:margin-bottom="0cm" loext:contextual-spacing="false" fo:text-align="center" style:justify-single-word="false" fo:text-indent="-0.63cm" style:auto-text-indent="false"/>
      <style:text-properties fo:font-size="16pt" style:font-size-asian="16pt" style:font-size-complex="16pt"/>
    </style:style>
    <style:style style:name="P37" style:family="paragraph" style:parent-style-name="Standard" style:list-style-name="WW8Num1">
      <style:paragraph-properties fo:margin-left="0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P38" style:family="paragraph" style:parent-style-name="Standard" style:list-style-name="WW8Num1">
      <style:paragraph-properties fo:margin-left="0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  <style:text-properties officeooo:paragraph-rsid="00233546"/>
    </style:style>
    <style:style style:name="P39" style:family="paragraph" style:parent-style-name="Standard" style:list-style-name="WW8Num1">
      <style:paragraph-properties fo:margin-left="0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  <style:text-properties officeooo:paragraph-rsid="00264247"/>
    </style:style>
    <style:style style:name="P40" style:family="paragraph" style:parent-style-name="Standard" style:list-style-name="WW8Num1">
      <loext:graphic-properties draw:fill="none"/>
      <style:paragraph-properties fo:margin-left="0cm" fo:margin-right="0cm" fo:margin-top="0cm" fo:margin-bottom="0cm" loext:contextual-spacing="false" fo:orphans="2" fo:widows="2" fo:text-indent="-0.635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officeooo:paragraph-rsid="00264247"/>
    </style:style>
    <style:style style:name="P41" style:family="paragraph" style:parent-style-name="Standard" style:list-style-name="WW8Num1">
      <loext:graphic-properties draw:fill="none"/>
      <style:paragraph-properties fo:margin-left="0cm" fo:margin-right="0cm" fo:margin-top="0cm" fo:margin-bottom="0cm" loext:contextual-spacing="false" fo:orphans="2" fo:widows="2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officeooo:paragraph-rsid="00264247"/>
    </style:style>
    <style:style style:name="P42" style:family="paragraph" style:parent-style-name="Standard" style:list-style-name="WW8Num1">
      <loext:graphic-properties draw:fill="none"/>
      <style:paragraph-properties fo:margin-left="0cm" fo:margin-right="0cm" fo:margin-top="0cm" fo:margin-bottom="0cm" loext:contextual-spacing="false" fo:orphans="2" fo:widows="2" fo:text-indent="0.199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officeooo:paragraph-rsid="00264247"/>
    </style:style>
    <style:style style:name="P43" style:family="paragraph" style:parent-style-name="Standard" style:list-style-name="WW8Num1">
      <style:paragraph-properties fo:margin-left="-0.635cm" fo:margin-right="0cm" fo:margin-top="0cm" fo:margin-bottom="0cm" loext:contextual-spacing="false" fo:text-indent="0cm" style:auto-text-indent="false">
        <style:tab-stops>
          <style:tab-stop style:position="0cm"/>
        </style:tab-stops>
      </style:paragraph-properties>
    </style:style>
    <style:style style:name="T1" style:family="text">
      <style:text-properties officeooo:rsid="0024ea4b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2e3c0e"/>
    </style:style>
    <style:style style:name="T4" style:family="text">
      <style:text-properties style:font-name="Times New Roman"/>
    </style:style>
    <style:style style:name="T5" style:family="text">
      <style:text-properties officeooo:rsid="0028ee1c"/>
    </style:style>
    <style:style style:name="T6" style:family="text">
      <style:text-properties officeooo:rsid="002c1a54"/>
    </style:style>
    <style:style style:name="T7" style:family="text">
      <style:text-properties officeooo:rsid="002e3c0e"/>
    </style:style>
    <style:style style:name="T8" style:family="text">
      <style:text-properties fo:color="#800000" style:font-name="Consolas" fo:font-size="10pt" fo:font-weight="bold" style:font-size-asian="10pt" style:font-weight-asian="bold"/>
    </style:style>
    <style:style style:name="T9" style:family="text">
      <style:text-properties fo:color="#800000" style:font-name="Consolas" fo:font-size="10pt" fo:font-weight="bold" fo:background-color="#e8f2fe" loext:char-shading-value="0" style:font-size-asian="10pt" style:font-weight-asian="bold"/>
    </style:style>
    <style:style style:name="T10" style:family="text">
      <style:text-properties fo:color="#800000" style:font-name="Consolas" fo:language="en" fo:country="US" fo:font-weight="bold" style:font-weight-asian="bold" style:font-name-complex="Consolas" style:font-weight-complex="bold"/>
    </style:style>
    <style:style style:name="T11" style:family="text">
      <style:text-properties fo:color="#000000" style:font-name="Consolas" fo:font-size="10pt" style:font-size-asian="10pt"/>
    </style:style>
    <style:style style:name="T12" style:family="text">
      <style:text-properties fo:color="#000000" style:font-name="Consolas" fo:font-size="10pt" fo:background-color="#e8f2fe" loext:char-shading-value="0" style:font-size-asian="10pt"/>
    </style:style>
    <style:style style:name="T13" style:family="text">
      <style:text-properties fo:color="#000000" style:font-name="Consolas" fo:language="en" fo:country="US" style:font-name-complex="Consolas"/>
    </style:style>
    <style:style style:name="T14" style:family="text">
      <style:text-properties fo:color="#000080" style:font-name="Consolas" fo:font-size="10pt" fo:font-weight="bold" style:font-size-asian="10pt" style:font-weight-asian="bold"/>
    </style:style>
    <style:style style:name="T15" style:family="text">
      <style:text-properties fo:color="#000080" style:font-name="Consolas" fo:font-size="10pt" fo:font-weight="bold" fo:background-color="#e8f2fe" loext:char-shading-value="0" style:font-size-asian="10pt" style:font-weight-asian="bold"/>
    </style:style>
    <style:style style:name="T16" style:family="text">
      <style:text-properties fo:color="#000080" style:font-name="Consolas" fo:language="en" fo:country="US" fo:font-weight="bold" style:font-weight-asian="bold" style:font-name-complex="Consolas" style:font-weight-complex="bold"/>
    </style:style>
    <style:style style:name="T17" style:family="text">
      <style:text-properties fo:color="#ff0000" style:font-name="Consolas" fo:font-size="10pt" style:font-size-asian="10pt"/>
    </style:style>
    <style:style style:name="T18" style:family="text">
      <style:text-properties fo:color="#ff0000" style:font-name="Consolas" fo:font-size="10pt" fo:background-color="#e8f2fe" loext:char-shading-value="0" style:font-size-asian="10pt"/>
    </style:style>
    <style:style style:name="T19" style:family="text">
      <style:text-properties style:use-window-font-color="true" style:font-name="Times New Roman" fo:font-size="12pt" fo:language="en" fo:country="US" officeooo:rsid="002e3c0e" style:font-name-asian="Times New Roman" style:font-size-asian="12pt" style:font-name-complex="Times New Roman" style:font-size-complex="12pt" style:language-complex="ar" style:country-complex="SA"/>
    </style:style>
    <style:style style:name="T20" style:family="text">
      <style:text-properties style:use-window-font-color="true" style:font-name="Times New Roman" fo:font-size="12pt" fo:language="en" fo:country="US" fo:font-weight="bold" officeooo:rsid="002e3c0e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21" style:family="text">
      <style:text-properties fo:font-weight="bold" style:font-weight-asian="bold"/>
    </style:style>
    <style:style style:name="T22" style:family="text">
      <style:text-properties fo:color="#0000ff" style:font-name="Consolas" fo:font-size="10pt" style:font-size-asian="10pt"/>
    </style:style>
    <style:style style:name="T23" style:family="text">
      <style:text-properties fo:color="#0000ff" style:font-name="Consolas" fo:language="en" fo:country="US" style:font-name-complex="Consolas"/>
    </style:style>
    <style:style style:name="T24" style:family="text">
      <style:text-properties fo:color="#008000" style:font-name="Consolas" fo:font-size="10pt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2">Задание на лабораторную работу № 2</text:h>
      <text:h text:style-name="P36" text:outline-level="2">(Базы данных)</text:h>
      <text:list xml:id="list1410083375" text:style-name="WW8Num1">
        <text:list-item>
          <text:p text:style-name="P37">Получить информацию обо всех типах космических аппаратов (КА). <text:s text:c="2"/></text:p>
        </text:list-item>
        <text:list-item>
          <text:p text:style-name="P37">Получить для каждого КА его интернациональное обозначение и вес. <text:s text:c="2"/></text:p>
        </text:list-item>
        <text:list-item>
          <text:p text:style-name="P37">Найти целое значение веса КА в русских фунтах (вес в граммах на 403). <text:s text:c="2"/></text:p>
        </text:list-item>
        <text:list-item>
          <text:p text:style-name="P37">Найти номер дня недели, когда США меняло свое название. <text:s text:c="2"/></text:p>
        </text:list-item>
        <text:list-item>
          <text:p text:style-name="P37">Найти КА порядковый номер которых меньше либо равен 114. <text:s text:c="2"/></text:p>
        </text:list-item>
        <text:list-item>
          <text:p text:style-name="P37">Найти космодромы расположенные между 5 градусами южной и северной широты, открытых после 1960 года (значения широты в десятичных градусах, положительные значения - северное полушарие, отрицательные - южное.). <text:s text:c="2"/></text:p>
        </text:list-item>
        <text:list-item>
          <text:p text:style-name="P37">Выдать список уникальных номеров ракетоносителей использованных для запуска КА. <text:s text:c="2"/></text:p>
        </text:list-item>
        <text:list-item>
          <text:p text:style-name="P37">Найти все возможные комбинации информации о РН и типах КА. <text:s text:c="2"/></text:p>
        </text:list-item>
        <text:list-item>
          <text:p text:style-name="P37">Найти все пары возможных комбинаций названий типов КА. <text:s text:c="2"/></text:p>
        </text:list-item>
        <text:list-item>
          <text:p text:style-name="P37">Внести информацию о типе КА «Восток-3А». <text:s text:c="2"/></text:p>
        </text:list-item>
        <text:list-item>
          <text:p text:style-name="P37">Удалить информацию о РН номер 2. <text:s text:c="2"/></text:p>
        </text:list-item>
        <text:list-item>
          <text:p text:style-name="P37">Перевести все названия космических тел в верхний регистр. </text:p>
        </text:list-item>
        <text:list-item>
          <text:p text:style-name="P37">Найти космодромы, принадлежащие Франции, России и Китаю расположенные в северном полушарии. <text:s text:c="4"/></text:p>
        </text:list-item>
        <text:list-item>
          <text:p text:style-name="P37">Найти названия КА и наименование страны, которой они принадлежат на борту, которых не было ни одной живой души. <text:s text:c="2"/></text:p>
        </text:list-item>
        <text:list-item>
          <text:p text:style-name="P37">Найти названия КА и наименование типов КА масса, которых находится в промежутке между 100 кг и одной тонной. <text:s text:c="4"/></text:p>
        </text:list-item>
        <text:list-item>
          <text:p text:style-name="P37">Найти названия КА и наименование космодрома, с которого они взлетели при условии, что имя КА начинается с «explorer» учесть, что регистр названия может быть разным. </text:p>
        </text:list-item>
        <text:list-item>
          <text:p text:style-name="P37">Найти названия КА при условии, что имя КА содержит подстроку «спутник». <text:s/></text:p>
        </text:list-item>
        <text:list-item>
          <text:p text:style-name="P37">Найти названия биологических видов, которые оканчиваются на слог «ка». <text:s text:c="2"/></text:p>
        </text:list-item>
        <text:list-item>
          <text:p text:style-name="P37">Найти информацию обо всех КА, для которых неизвестен вес. <text:s text:c="2"/></text:p>
        </text:list-item>
        <text:list-item>
          <text:p text:style-name="P37">Найти название страны, которая запускала в космос космонавтов всех биологических видов. <text:s text:c="2"/></text:p>
        </text:list-item>
        <text:list-item>
          <text:p text:style-name="P37">Найти информацию обо всех РН, которые использовались для единственного запуска КА. <text:s text:c="2"/></text:p>
        </text:list-item>
        <text:list-item>
          <text:p text:style-name="P37">Найти пары номер КА и номер космодрома, такие что, данный КА был выведен с данного космодрома, при условии что, в результате будут представлены все космодромы, для космодрома, с которого не стартовал КА вместо номера КА установить null. <text:s/></text:p>
        </text:list-item>
        <text:list-item>
          <text:p text:style-name="P37">Сколько всего было космонавтов? <text:s text:c="2"/></text:p>
        </text:list-item>
        <text:list-item>
          <text:p text:style-name="P37">Сколько было космонавтов животных? <text:s text:c="2"/></text:p>
        </text:list-item>
        <text:list-item>
          <text:p text:style-name="P37">Найти последнее название Франции. <text:s text:c="4"/></text:p>
        </text:list-item>
        <text:list-item>
          <text:p text:style-name="P37">Получить список космодромов с указанием общего числа запусков КА. <text:s text:c="4"/></text:p>
        </text:list-item>
        <text:list-item>
          <text:p text:style-name="P37">Получение статистических данных о количество запусков в 1978 с указанием количества запусков за каждый месяц. (нетривиальный) </text:p>
        </text:list-item>
        <text:list-item>
          <text:p text:style-name="P37">Составить запрос возвращающий: список стран в порядке вывода ими КА в космос со своих космодромов. <text:s text:c="4"/></text:p>
        </text:list-item>
        <text:list-item>
          <text:p text:style-name="P37">Составить запрос возвращающий: список стран в порядке вывода ими КА в космос со своих космодромов и своими ракетоносителями. <text:s text:c="2"/></text:p>
        </text:list-item>
        <text:list-item>
          <text:p text:style-name="P37">Список стран с указанием общего количества представителей страны слетавших в космос, отсортированный в порядке возрастания числа полетов. <text:s text:c="2"/></text:p>
        </text:list-item>
        <text:list-item>
          <text:p text:style-name="P37">Внести в БД следующую информацию: 12.04.1961 В 6:07 UTC с космодрома Байконур, стартовый комплекс № 1, осуществлен пуск ракеты-носителя «Восток 8К72К», которая вывела на околоземную орбиту советский космический корабль «Восток» (00103 / 1961 Мю 1), КА типа «Восток-3А». Космический корабль пилотировал советский космонавт Юрий ГАГАРИН. Полет продолжался 1 час 48 минут. 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№</text:p>
          </table:table-cell>
          <table:table-cell table:style-name="Table1.A1" office:value-type="string">
            <text:p text:style-name="P1"/>
          </table:table-cell>
          <table:table-cell table:style-name="Table1.C1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">Получить информацию обо всех типах космических аппаратов (КА). <text:s/></text:p>
          </table:table-cell>
          <table:table-cell table:style-name="Table1.C2" office:value-type="string">
            <text:p text:style-name="P16">SELECT name_space_vehicle FROM space_vehicle <text:s/></text:p>
          </table:table-cell>
        </table:table-row>
        <table:table-row>
          <table:table-cell table:style-name="Table1.A2" office:value-type="string">
            <text:p text:style-name="P16">2</text:p>
          </table:table-cell>
          <table:table-cell table:style-name="Table1.A2" office:value-type="string">
            <text:p text:style-name="P2">Получить для каждого КА его интернациональное обозначение и вес.</text:p>
          </table:table-cell>
          <table:table-cell table:style-name="Table1.C2" office:value-type="string">
            <text:p text:style-name="P17">SELECT international_designation, weight_space_vehicle FROM space_vehicle <text:s/></text:p>
          </table:table-cell>
        </table:table-row>
        <table:table-row>
          <table:table-cell table:style-name="Table1.A2" office:value-type="string">
            <text:p text:style-name="P17">3</text:p>
          </table:table-cell>
          <table:table-cell table:style-name="Table1.A2" office:value-type="string">
            <text:p text:style-name="P3">Найти целое значение веса КА в русских фунтах (вес в граммах на 403).</text:p>
          </table:table-cell>
          <table:table-cell table:style-name="Table1.C2" office:value-type="string">
            <text:p text:style-name="P18">SELECT international_designation, FLOOR(weight_space_vehicle*1000^2/403) FROM space_vehicle <text:s/></text:p>
          </table:table-cell>
        </table:table-row>
        <table:table-row>
          <table:table-cell table:style-name="Table1.A2" office:value-type="string">
            <text:p text:style-name="P18">4</text:p>
          </table:table-cell>
          <table:table-cell table:style-name="Table1.A2" office:value-type="string">
            <text:p text:style-name="P4">Найти номер дня недели, когда США меняло свое название. </text:p>
          </table:table-cell>
          <table:table-cell table:style-name="Table1.C2" office:value-type="string">
            <text:p text:style-name="P19">SELECT EXTRACT(DOW FROM (SELECT date_change_name FROM assignee</text:p>
            <text:p text:style-name="P19">WHERE name_country = 'Соединенные Штаты Америки'));</text:p>
          </table:table-cell>
        </table:table-row>
        <table:table-row>
          <table:table-cell table:style-name="Table1.A2" office:value-type="string">
            <text:p text:style-name="P19">5</text:p>
          </table:table-cell>
          <table:table-cell table:style-name="Table1.A2" office:value-type="string">
            <text:p text:style-name="P5">Найти КА порядковый номер которых меньше либо равен 114.</text:p>
          </table:table-cell>
          <table:table-cell table:style-name="Table1.C2" office:value-type="string">
            <text:p text:style-name="P19">SELECT name_space_vehicle, sequence_number FROM space_vehicle</text:p>
            <text:p text:style-name="P19">WHERE sequence_number &lt;= 114;</text:p>
          </table:table-cell>
        </table:table-row>
        <table:table-row>
          <table:table-cell table:style-name="Table1.A2" office:value-type="string">
            <text:p text:style-name="P19">6</text:p>
          </table:table-cell>
          <table:table-cell table:style-name="Table1.A2" office:value-type="string">
            <text:p text:style-name="P5">Найти космодромы расположенные между 5 градусами южной и северной широты, открытых после 1960 года (значения широты в десятичных градусах, положительные значения - северное полушарие, отрицательные - южное.). </text:p>
          </table:table-cell>
          <table:table-cell table:style-name="Table1.C2" office:value-type="string">
            <text:p text:style-name="P20">SELECT name_cosmodrom, latitude, year_open FROM cosmodrome</text:p>
            <text:p text:style-name="P20">WHERE latitude BETWEEN -5 AND 5 AND <text:s/>year_open &gt; 1960;</text:p>
          </table:table-cell>
        </table:table-row>
        <table:table-row>
          <table:table-cell table:style-name="Table1.A2" office:value-type="string">
            <text:p text:style-name="P20">7</text:p>
          </table:table-cell>
          <table:table-cell table:style-name="Table1.A2" office:value-type="string">
            <text:p text:style-name="P6">Выдать список уникальных номеров ракетоносителей использованных для запуска КА.</text:p>
          </table:table-cell>
          <table:table-cell table:style-name="Table1.C2" office:value-type="string">
            <text:p text:style-name="P20">SELECT DISTINCT num_carrier_rocket FROM space_vehicle Order By num_carrier_rocket;</text:p>
          </table:table-cell>
        </table:table-row>
        <table:table-row>
          <table:table-cell table:style-name="Table1.A2" office:value-type="string">
            <text:p text:style-name="P20">8</text:p>
          </table:table-cell>
          <table:table-cell table:style-name="Table1.A2" office:value-type="string">
            <text:p text:style-name="P6">Найти все возможные комбинации информации о РН и типах КА. </text:p>
          </table:table-cell>
          <table:table-cell table:style-name="Table1.C2" office:value-type="string">
            <text:p text:style-name="P21">SELECT * FROM carrier_rocket AS cr LEFT JOIN space_vehide AS sv ON cr. num_carrier_rocket = sv.num_carrier_rocket;</text:p>
          </table:table-cell>
        </table:table-row>
        <table:table-row>
          <table:table-cell table:style-name="Table1.A2" office:value-type="string">
            <text:p text:style-name="P21">9</text:p>
          </table:table-cell>
          <table:table-cell table:style-name="Table1.A2" office:value-type="string">
            <text:list xml:id="list154437253273307" text:continue-numbering="true" text:style-name="WW8Num1">
              <text:list-item>
                <text:p text:style-name="P38">Найти все пары возможных комбинаций названий типов КА. <text:s text:c="2"/></text:p>
              </text:list-item>
            </text:list>
          </table:table-cell>
          <table:table-cell table:style-name="Table1.C2" office:value-type="string">
            <text:p text:style-name="P22">SELECT * FROM <text:span text:style-name="T1">type_event AS te FULL JOIN <text:s/></text:span>space_vehide AS sv <text:span text:style-name="T1">ON </text:span></text:p>
          </table:table-cell>
        </table:table-row>
        <table:table-row>
          <table:table-cell table:style-name="Table1.A2" office:value-type="string">
            <text:p text:style-name="P23">10</text:p>
          </table:table-cell>
          <table:table-cell table:style-name="Table1.A2" office:value-type="string">
            <text:p text:style-name="P9">Внести информацию о типе КА «Восток-3А»</text:p>
          </table:table-cell>
          <table:table-cell table:style-name="Table1.C2" office:value-type="string">
            <text:p text:style-name="P25">INSERT INTO type_event(name_type_event) </text:p>
            <text:p text:style-name="P25">VALUES ‘<text:span text:style-name="T4">КА «Восток-3А»’</text:span></text:p>
          </table:table-cell>
        </table:table-row>
        <table:table-row>
          <table:table-cell table:style-name="Table1.A2" office:value-type="string">
            <text:p text:style-name="P23">11</text:p>
          </table:table-cell>
          <table:table-cell table:style-name="Table1.A2" office:value-type="string">
            <text:p text:style-name="P7">Удалить информацию о РН номер 2.</text:p>
          </table:table-cell>
          <table:table-cell table:style-name="Table1.C2" office:value-type="string">
            <text:p text:style-name="P24">DELETE * FROM carrier_rocket WHERE num_carrier_rocket = 2::INTEGER; </text:p>
          </table:table-cell>
        </table:table-row>
        <table:table-row>
          <table:table-cell table:style-name="Table1.A2" office:value-type="string">
            <text:p text:style-name="P23">12</text:p>
          </table:table-cell>
          <table:table-cell table:style-name="Table1.A2" office:value-type="string">
            <text:p text:style-name="P11">Перевести все названия космических тел в верхний регистр. <text:s/></text:p>
          </table:table-cell>
          <table:table-cell table:style-name="Table1.C2" office:value-type="string">
            <text:p text:style-name="P26">UPDATE heavenly_body <text:span text:style-name="T5">SET name_heavenly_body =EMV400 FHD upper(name_heavenly_body);</text:span></text:p>
          </table:table-cell>
        </table:table-row>
        <table:table-row>
          <table:table-cell table:style-name="Table1.A2" office:value-type="string">
            <text:p text:style-name="P23">13</text:p>
          </table:table-cell>
          <table:table-cell table:style-name="Table1.A2" office:value-type="string">
            <text:list xml:id="list154436279229911" text:continue-numbering="true" text:style-name="WW8Num1">
              <text:list-item>
                <text:p text:style-name="P39">Найти космодромы, принадлежащие Франции, России и Китаю расположенные в северном полушарии. <text:s text:c="4"/></text:p>
              </text:list-item>
            </text:list>
          </table:table-cell>
          <table:table-cell table:style-name="Table1.C2" office:value-type="string">
            <text:p text:style-name="P27">SELECT name_cosmodrom FROM cosmodrom AS c INNER JOIN country AS co ON c.num_country = co.num_country WHERE short_name_country = (‘<text:span text:style-name="T2">Франция</text:span>’ OR ‘<text:span text:style-name="T2">Россия</text:span>’ OR ‘<text:span text:style-name="T2">Китай</text:span>’<text:span text:style-name="T2">) </text:span>AND latitude &gt; 0; </text:p>
          </table:table-cell>
        </table:table-row>
        <table:table-row>
          <table:table-cell table:style-name="Table1.A2" office:value-type="string">
            <text:p text:style-name="P23">14</text:p>
          </table:table-cell>
          <table:table-cell table:style-name="Table1.A2" office:value-type="string">
            <text:list xml:id="list154436787311454" text:continue-numbering="true" text:style-name="WW8Num1">
              <text:list-item>
                <text:p text:style-name="P39">Найти названия КА и наименование <text:soft-page-break/>страны, которой они принадлежат на борту, которых не было ни одной живой души. <text:s text:c="2"/></text:p>
              </text:list-item>
            </text:list>
          </table:table-cell>
          <table:table-cell table:style-name="Table1.C2" office:value-type="string">
            <text:p text:style-name="P28">SELECT name_space_vehicle FROM <text:soft-page-break/>space_vehicle AS sv LEFT JOIN space_flight AS sf ON sv.num_space_vehicle = sf. num_space_vehicle WHERE sf.num_astronaut IS NULL;</text:p>
          </table:table-cell>
        </table:table-row>
        <table:table-row>
          <table:table-cell table:style-name="Table1.A2" office:value-type="string">
            <text:p text:style-name="P23">15</text:p>
          </table:table-cell>
          <table:table-cell table:style-name="Table1.A2" office:value-type="string">
            <text:p text:style-name="P7">Найти названия КА и наименование типов КА масса, которых находится в промежутке между 100 кг и одной тонной. <text:s text:c="2"/></text:p>
          </table:table-cell>
          <table:table-cell table:style-name="Table1.C2" office:value-type="string">
            <text:p text:style-name="P29">SELECT <text:s/>name_space_vehicle, <text:span text:style-name="T6">name_type_space_flight FROM space_vehicle AS sv LEFT JOIN type_space_fight AS ts ON sv.num_type_space_fight = ts. num_type_space_fight WHERE sv.weight_space_vehicle BEETWEN 0,1 AND 1;</text:span></text:p>
          </table:table-cell>
        </table:table-row>
        <table:table-row>
          <table:table-cell table:style-name="Table1.A2" office:value-type="string">
            <text:p text:style-name="P23">16</text:p>
          </table:table-cell>
          <table:table-cell table:style-name="Table1.A2" office:value-type="string">
            <text:list xml:id="list154437424355515" text:continue-numbering="true" text:style-name="WW8Num1">
              <text:list-item>
                <text:p text:style-name="P40">Найти названия КА и наименование космодрома, с которого они взлетели при условии, что имя КА начинается с «explorer» учесть, что регистр названия может быть разным. </text:p>
              </text:list-item>
            </text:list>
          </table:table-cell>
          <table:table-cell table:style-name="Table1.C2" office:value-type="string">
            <text:p text:style-name="P30">SELECT sv.name_space_vehicle, c.name_cosmodrom FROM <text:s/>space_vehicle AS sv INNER JOIN cosmodrome AS c ON <text:s/>sv.num_cosmodrom=c. num_cosmodrom WHERE sv.name_space_vehicle ILIKE ‘explorer%’;</text:p>
          </table:table-cell>
        </table:table-row>
        <table:table-row>
          <table:table-cell table:style-name="Table1.A2" office:value-type="string">
            <text:p text:style-name="P23">17</text:p>
          </table:table-cell>
          <table:table-cell table:style-name="Table1.A2" office:value-type="string">
            <text:p text:style-name="P10">Найти названия КА при условии, что имя КА содержит подстроку «спутник». </text:p>
          </table:table-cell>
          <table:table-cell table:style-name="Table1.C2" office:value-type="string">
            <text:p text:style-name="P31">SELECT sv.name_space_vehicle FROM <text:s/>space_vehicle AS sv <text:span text:style-name="T7">WHERE sv.</text:span>name_space_vehicle <text:span text:style-name="T7">LIKE ‘%</text:span><text:span text:style-name="T3">спутник</text:span><text:span text:style-name="T7">%’</text:span></text:p>
          </table:table-cell>
        </table:table-row>
        <table:table-row>
          <table:table-cell table:style-name="Table1.A2" office:value-type="string">
            <text:p text:style-name="P23">18</text:p>
          </table:table-cell>
          <table:table-cell table:style-name="Table1.A2" office:value-type="string">
            <text:p text:style-name="P10">Найти названия биологических видов, которые оканчиваются на слог «ка».</text:p>
          </table:table-cell>
          <table:table-cell table:style-name="Table1.C2" office:value-type="string">
            <text:p text:style-name="P32">SELECT name_species FROM species WHERE <text:s/>name_species LIKE ‘%<text:span text:style-name="T2">ка</text:span>’</text:p>
          </table:table-cell>
        </table:table-row>
        <table:table-row>
          <table:table-cell table:style-name="Table1.A2" office:value-type="string">
            <text:p text:style-name="P23">19</text:p>
          </table:table-cell>
          <table:table-cell table:style-name="Table1.A2" office:value-type="string">
            <text:p text:style-name="P10">Найти информацию обо всех КА, для которых неизвестен вес. </text:p>
          </table:table-cell>
          <table:table-cell table:style-name="Table1.C2" office:value-type="string">
            <text:p text:style-name="P32">SELECT * FROM space_vehicle WHERE weight_space_vehicle IS NULL;</text:p>
          </table:table-cell>
        </table:table-row>
        <table:table-row>
          <table:table-cell table:style-name="Table1.A2" office:value-type="string">
            <text:p text:style-name="P23">20</text:p>
          </table:table-cell>
          <table:table-cell table:style-name="Table1.A2" office:value-type="string">
            <text:p text:style-name="P10">Найти название страны, которая запускала в космос космонавтов всех биологических видов.</text:p>
          </table:table-cell>
          <table:table-cell table:style-name="Table1.C2" office:value-type="string">
            <text:p text:style-name="P12"><text:span text:style-name="T20">select</text:span><text:span text:style-name="T19"> short_name_country </text:span><text:span text:style-name="T20">from</text:span><text:span text:style-name="T19"> (</text:span><text:span text:style-name="T20">select</text:span><text:span text:style-name="T19"> </text:span><text:span text:style-name="T20">distinct</text:span><text:span text:style-name="T19"> short_name_country, name_species </text:span><text:span text:style-name="T20">from</text:span><text:span text:style-name="T19"> ((country </text:span><text:span text:style-name="T20">as</text:span><text:span text:style-name="T19"> co </text:span><text:span text:style-name="T20">inner</text:span><text:span text:style-name="T19"> </text:span><text:span text:style-name="T20">join</text:span><text:span text:style-name="T19"> space_vehicle </text:span><text:span text:style-name="T20">as</text:span><text:span text:style-name="T19"> sp </text:span><text:span text:style-name="T20">on</text:span><text:span text:style-name="T19"> sp.num_country = co.num_country) </text:span><text:span text:style-name="T20">as</text:span><text:span text:style-name="T19"> cs </text:span><text:span text:style-name="T20">inner</text:span><text:span text:style-name="T19"> </text:span><text:span text:style-name="T20">join</text:span><text:span text:style-name="T19"> space_flight </text:span><text:span text:style-name="T20">as</text:span><text:span text:style-name="T19"> sf </text:span><text:span text:style-name="T20">on</text:span><text:span text:style-name="T19"> cs.num_space_vehicle = sf.num_space_vehicle)</text:span></text:p>
            <text:p text:style-name="P13"><text:span text:style-name="T21">as</text:span> csf <text:span text:style-name="T21">inner</text:span> <text:span text:style-name="T21">join</text:span> (<text:span text:style-name="T21">select</text:span> * <text:span text:style-name="T21">from</text:span> astronaut <text:span text:style-name="T21">as</text:span> ast <text:span text:style-name="T21">inner</text:span> <text:span text:style-name="T21">join</text:span> species <text:span text:style-name="T21">as</text:span> sp <text:span text:style-name="T21">on</text:span> ast.num_species = sp.num_species) <text:span text:style-name="T21">as</text:span> astr <text:span text:style-name="T21">on</text:span> csf.num_astronaut = astr.num_astronaut) <text:span text:style-name="T21">as</text:span> pod</text:p>
            <text:p text:style-name="P13"><text:span text:style-name="T21">group</text:span> <text:span text:style-name="T21">by</text:span> short_name_country</text:p>
            <text:p text:style-name="P33"><text:span text:style-name="T21">having</text:span> <text:span text:style-name="T21">count</text:span>(name_species) &gt;= (<text:span text:style-name="T21">select</text:span> <text:span text:style-name="T21">count</text:span>(*) <text:span text:style-name="T21">from</text:span> species);</text:p>
          </table:table-cell>
        </table:table-row>
        <table:table-row>
          <table:table-cell table:style-name="Table1.A2" office:value-type="string">
            <text:p text:style-name="P23">21</text:p>
          </table:table-cell>
          <table:table-cell table:style-name="Table1.A2" office:value-type="string">
            <text:p text:style-name="P10">Найти информацию обо всех РН, которые использовались для единственного запуска КА. </text:p>
          </table:table-cell>
          <table:table-cell table:style-name="Table1.C2" office:value-type="string">
            <text:p text:style-name="P13"><text:span text:style-name="T21">select</text:span> name_carrier_rocket <text:span text:style-name="T21">from</text:span> (space_vehicle <text:span text:style-name="T21">as</text:span> sv <text:span text:style-name="T21">inner</text:span> <text:span text:style-name="T21">join</text:span> carrier_rocket <text:span text:style-name="T21">as</text:span> cr <text:span text:style-name="T21">on</text:span> sv.num_carrier_rocket = cr.num_carrier_rocket) <text:span text:style-name="T21">as</text:span> sc <text:span text:style-name="T21">inner</text:span> <text:span text:style-name="T21">join</text:span> space_flight <text:span text:style-name="T21">as</text:span> sf <text:span text:style-name="T21">on</text:span> <text:soft-page-break/>sc.num_space_vehicle=sf.num_space_vehicle</text:p>
            <text:p text:style-name="P13"><text:span text:style-name="T21">group</text:span> <text:span text:style-name="T21">by</text:span> name_carrier_rocket</text:p>
            <text:p text:style-name="P33"><text:span text:style-name="T21">having</text:span> <text:span text:style-name="T21">count</text:span>(name_space_vehicle)=1;</text:p>
          </table:table-cell>
        </table:table-row>
        <table:table-row>
          <table:table-cell table:style-name="Table1.A2" office:value-type="string">
            <text:p text:style-name="P23">22</text:p>
          </table:table-cell>
          <table:table-cell table:style-name="Table1.A2" office:value-type="string">
            <text:p text:style-name="P10">Найти пары номер КА и номер космодрома, такие что, данный КА был выведен с данного космодрома, при условии что, в результате будут представлены все космодромы, для космодрома, с которого не стартовал КА вместо номера КА установить null.</text:p>
          </table:table-cell>
          <table:table-cell table:style-name="Table1.C2" office:value-type="string">
            <text:p text:style-name="P34">select name_cosmodrom, name_space_vehicle from space_vehicle s right join cosmodrome c on s.num_cosmodrome = c.num_cosmodrome;</text:p>
          </table:table-cell>
        </table:table-row>
        <table:table-row>
          <table:table-cell table:style-name="Table1.A2" office:value-type="string">
            <text:p text:style-name="P23">23</text:p>
          </table:table-cell>
          <table:table-cell table:style-name="Table1.A2" office:value-type="string">
            <text:p text:style-name="P10">Сколько всего было космонавтов? </text:p>
          </table:table-cell>
          <table:table-cell table:style-name="Table1.C2" office:value-type="string">
            <text:p text:style-name="Standard"><text:span text:style-name="T9">select</text:span><text:span text:style-name="T12"> </text:span><text:span text:style-name="T15">count</text:span><text:span text:style-name="T12">(*) </text:span><text:span text:style-name="T9">from</text:span><text:span text:style-name="T12"> astronaut</text:span><text:span text:style-name="T18">;</text:span></text:p>
          </table:table-cell>
        </table:table-row>
        <table:table-row>
          <table:table-cell table:style-name="Table1.A2" office:value-type="string">
            <text:p text:style-name="P23">24</text:p>
          </table:table-cell>
          <table:table-cell table:style-name="Table1.A2" office:value-type="string">
            <text:p text:style-name="P10">Сколько было космонавтов животных? </text:p>
          </table:table-cell>
          <table:table-cell table:style-name="Table1.C2" office:value-type="string">
            <text:p text:style-name="Standard"><text:span text:style-name="T9">select</text:span><text:span text:style-name="T12"> </text:span><text:span text:style-name="T15">count</text:span><text:span text:style-name="T12">(*) </text:span><text:span text:style-name="T9">from</text:span><text:span text:style-name="T12"> animal</text:span><text:span text:style-name="T18">;</text:span></text:p>
          </table:table-cell>
        </table:table-row>
        <table:table-row>
          <table:table-cell table:style-name="Table1.A2" office:value-type="string">
            <text:p text:style-name="P23">25</text:p>
          </table:table-cell>
          <table:table-cell table:style-name="Table1.A2" office:value-type="string">
            <text:p text:style-name="P10">Найти последнее название Франции.</text:p>
          </table:table-cell>
          <table:table-cell table:style-name="Table1.C2" office:value-type="string">
            <text:p text:style-name="P12"><text:span text:style-name="T8">select</text:span><text:span text:style-name="T11"> name_country </text:span><text:span text:style-name="T8">from</text:span><text:span text:style-name="T11"> assignee</text:span></text:p>
            <text:p text:style-name="Standard"><text:span text:style-name="T8">where</text:span><text:span text:style-name="T11"> num_country = </text:span><text:span text:style-name="T22">5</text:span><text:span text:style-name="T11"> </text:span><text:span text:style-name="T8">and</text:span><text:span text:style-name="T11"> date_change_name &gt;= (</text:span><text:span text:style-name="T8">select</text:span><text:span text:style-name="T11"> </text:span><text:span text:style-name="T14">max</text:span><text:span text:style-name="T11">(date_change_name) </text:span><text:span text:style-name="T8">from</text:span><text:span text:style-name="T11"> assignee </text:span><text:span text:style-name="T8">where</text:span><text:span text:style-name="T11"> num_country = </text:span><text:span text:style-name="T22">5</text:span><text:span text:style-name="T11">) </text:span><text:span text:style-name="T17">;</text:span></text:p>
          </table:table-cell>
        </table:table-row>
        <table:table-row>
          <table:table-cell table:style-name="Table1.A2" office:value-type="string">
            <text:p text:style-name="P23">26</text:p>
          </table:table-cell>
          <table:table-cell table:style-name="Table1.A2" office:value-type="string">
            <text:p text:style-name="P10">Получить список космодромов с указанием общего числа запусков КА. <text:s text:c="2"/></text:p>
          </table:table-cell>
          <table:table-cell table:style-name="Table1.C2" office:value-type="string">
            <text:p text:style-name="P12"><text:span text:style-name="T8">select</text:span><text:span text:style-name="T11"> name_cosmodrom, </text:span><text:span text:style-name="T14">count</text:span><text:span text:style-name="T11">(name_space_vehicle) </text:span><text:span text:style-name="T8">from</text:span><text:span text:style-name="T11"> space_vehicle s </text:span><text:span text:style-name="T8">right</text:span><text:span text:style-name="T11"> </text:span><text:span text:style-name="T8">join</text:span><text:span text:style-name="T11"> cosmodrome c </text:span><text:span text:style-name="T8">on</text:span><text:span text:style-name="T11"> s.num_cosmodrome = c.num_cosmodrome</text:span></text:p>
            <text:p text:style-name="P12"><text:span text:style-name="T8">group</text:span><text:span text:style-name="T11"> </text:span><text:span text:style-name="T8">by</text:span><text:span text:style-name="T11"> name_cosmodrom</text:span><text:span text:style-name="T17">;</text:span></text:p>
          </table:table-cell>
        </table:table-row>
        <table:table-row>
          <table:table-cell table:style-name="Table1.A2" office:value-type="string">
            <text:p text:style-name="P23">27</text:p>
          </table:table-cell>
          <table:table-cell table:style-name="Table1.A2" office:value-type="string">
            <text:list xml:id="list154436037706347" text:continue-numbering="true" text:style-name="WW8Num1">
              <text:list-header>
                <text:p text:style-name="P41">Получение статистических данных о количество запусков в 1978 с указанием количества запусков за каждый месяц. (нетривиальный) </text:p>
              </text:list-header>
            </text:list>
          </table:table-cell>
          <table:table-cell table:style-name="Table1.C2" office:value-type="string">
            <text:p text:style-name="P12"><text:span text:style-name="T8">select</text:span><text:span text:style-name="T11"> to_char(hs.date_history_space_vehicle, </text:span><text:span text:style-name="T24">'Month YYYY'</text:span><text:span text:style-name="T11">), </text:span><text:span text:style-name="T14">count</text:span><text:span text:style-name="T11">(*) </text:span><text:span text:style-name="T8">from</text:span><text:span text:style-name="T11"> history_space_vehicle </text:span><text:span text:style-name="T8">as</text:span><text:span text:style-name="T11"> hs</text:span></text:p>
            <text:p text:style-name="P12"><text:span text:style-name="T8">where</text:span><text:span text:style-name="T11"> </text:span><text:span text:style-name="T8">extract</text:span><text:span text:style-name="T11">(</text:span><text:span text:style-name="T24">'year'</text:span><text:span text:style-name="T11"> </text:span><text:span text:style-name="T8">from</text:span><text:span text:style-name="T11"> hs.date_history_space_vehicle) = </text:span><text:span text:style-name="T22">1978</text:span></text:p>
            <text:p text:style-name="Standard"><text:span text:style-name="T8">GROUP</text:span><text:span text:style-name="T11"> </text:span><text:span text:style-name="T8">BY</text:span><text:span text:style-name="T11"> to_char(hs.date_history_space_vehicle, </text:span><text:span text:style-name="T24">'Month YYYY'</text:span><text:span text:style-name="T11">)</text:span><text:span text:style-name="T17">;</text:span></text:p>
          </table:table-cell>
        </table:table-row>
        <table:table-row>
          <table:table-cell table:style-name="Table1.A2" office:value-type="string">
            <text:p text:style-name="P23">28</text:p>
          </table:table-cell>
          <table:table-cell table:style-name="Table1.A2" office:value-type="string">
            <text:p text:style-name="P10">Составить запрос возвращающий: список стран в порядке вывода ими КА в космос со своих космодромов. </text:p>
          </table:table-cell>
          <table:table-cell table:style-name="Table1.C2" office:value-type="string">
            <text:p text:style-name="P14"><text:span text:style-name="T10">select</text:span><text:span text:style-name="T13"> co.short_name_country, </text:span><text:span text:style-name="T16">min</text:span><text:span text:style-name="T13">(hsv.date_history_space_vehicle) </text:span><text:span text:style-name="T10">from</text:span><text:span text:style-name="T13"> history_space_vehicle hsv </text:span><text:span text:style-name="T10">inner</text:span><text:span text:style-name="T13"> </text:span><text:span text:style-name="T10">join</text:span><text:span text:style-name="T13"> space_vehicle sv </text:span><text:span text:style-name="T10">on </text:span><text:span text:style-name="T13">hsv.num_space_vehicle =sv.num_space_vehicle </text:span><text:span text:style-name="T10">inner</text:span><text:span text:style-name="T13"> </text:span><text:span text:style-name="T10">join </text:span><text:span text:style-name="T13">cosmodrome c </text:span><text:span text:style-name="T10">on</text:span><text:span text:style-name="T13"> sv.num_cosmodrome=c.num_cosmodrome </text:span><text:span text:style-name="T10">inner</text:span><text:span text:style-name="T13"> </text:span><text:span text:style-name="T10">join</text:span><text:span text:style-name="T13"> country </text:span><text:span text:style-name="T10">as</text:span><text:span text:style-name="T13"> co </text:span><text:span text:style-name="T10">on</text:span><text:span text:style-name="T13"> sv.num_country=co.num_country</text:span></text:p>
            <text:p text:style-name="P14"><text:span text:style-name="T10">where</text:span><text:span text:style-name="T13"> c.num_country=sv.num_country </text:span><text:span text:style-name="T10">and</text:span><text:span text:style-name="T13"> hsv.type_event </text:span><text:span text:style-name="T10">IN</text:span><text:span text:style-name="T13"> (</text:span><text:span text:style-name="T23">0</text:span><text:span text:style-name="T13">, </text:span><text:span text:style-name="T23">2</text:span><text:span text:style-name="T13">, </text:span><text:span text:style-name="T23">4</text:span><text:span text:style-name="T13">, </text:span><text:span text:style-name="T23">5</text:span><text:span text:style-name="T13">, </text:span><text:span text:style-name="T23">6</text:span><text:span text:style-name="T13">, </text:span><text:span text:style-name="T23">7</text:span><text:span text:style-name="T13">, </text:span><text:span text:style-name="T23">8</text:span><text:span text:style-name="T13">, </text:span><text:span text:style-name="T23">10</text:span><text:span text:style-name="T13">, </text:span><text:span text:style-name="T23">11</text:span><text:span text:style-name="T13">, </text:span><text:span text:style-name="T23">13</text:span><text:span text:style-name="T13">, </text:span><text:span text:style-name="T23">14</text:span><text:span text:style-name="T13">, </text:span><text:span text:style-name="T23">15</text:span><text:span text:style-name="T13">)</text:span></text:p>
            <text:p text:style-name="P14"><text:span text:style-name="T10">group</text:span><text:span text:style-name="T13"> </text:span><text:span text:style-name="T10">by</text:span><text:span text:style-name="T13"> co.short_name_country</text:span></text:p>
            <text:p text:style-name="P14"><text:span text:style-name="T10">order</text:span><text:span text:style-name="T13"> </text:span><text:span text:style-name="T10">by</text:span><text:span text:style-name="T13"> </text:span><text:span text:style-name="T16">min</text:span><text:span text:style-name="T13">(hsv.date_history_space_vehicle)</text:span></text:p>
          </table:table-cell>
        </table:table-row>
        <text:soft-page-break/>
        <table:table-row>
          <table:table-cell table:style-name="Table1.A2" office:value-type="string">
            <text:p text:style-name="P23">29</text:p>
          </table:table-cell>
          <table:table-cell table:style-name="Table1.A2" office:value-type="string">
            <text:p text:style-name="P10">Составить запрос возвращающий: список стран в порядке вывода ими КА в космос со своих космодромов и своими ракетоносителями. <text:s/></text:p>
          </table:table-cell>
          <table:table-cell table:style-name="Table1.C2" office:value-type="string">
            <text:p text:style-name="P12"><text:span text:style-name="T8">select</text:span><text:span text:style-name="T11"> co.short_name_country, </text:span><text:span text:style-name="T14">min</text:span><text:span text:style-name="T11">(hsv.date_history_space_vehicle) </text:span><text:span text:style-name="T8">from</text:span><text:span text:style-name="T11"> history_space_vehicle hsv </text:span><text:span text:style-name="T8">inner</text:span><text:span text:style-name="T11"> </text:span><text:span text:style-name="T8">join</text:span><text:span text:style-name="T11"> space_vehicle sv </text:span><text:span text:style-name="T8">on</text:span><text:span text:style-name="T11"> hsv.num_space_vehicle=sv.num_space_vehicle </text:span><text:span text:style-name="T8">inner</text:span><text:span text:style-name="T11"> </text:span><text:span text:style-name="T8">join</text:span></text:p>
            <text:p text:style-name="P12"><text:span text:style-name="T11">cosmodrome c </text:span><text:span text:style-name="T8">on</text:span><text:span text:style-name="T11"> sv.num_cosmodrome=c.num_cosmodrome </text:span><text:span text:style-name="T8">inner</text:span><text:span text:style-name="T11"> </text:span><text:span text:style-name="T8">join</text:span><text:span text:style-name="T11"> country </text:span><text:span text:style-name="T8">as</text:span><text:span text:style-name="T11"> co </text:span><text:span text:style-name="T8">on</text:span><text:span text:style-name="T11"> sv.num_country=co.num_country </text:span><text:span text:style-name="T8">inner</text:span><text:span text:style-name="T11"> </text:span><text:span text:style-name="T8">join</text:span><text:span text:style-name="T11"> carrier_rocket cr </text:span><text:span text:style-name="T8">on</text:span><text:span text:style-name="T11"> cr.num_carrier_rocket=sv.num_carrier_rocket</text:span></text:p>
            <text:p text:style-name="P12"><text:span text:style-name="T8">where</text:span><text:span text:style-name="T11"> c.num_country=sv.num_country </text:span><text:span text:style-name="T8">and</text:span><text:span text:style-name="T11"> hsv.type_event </text:span><text:span text:style-name="T8">IN</text:span><text:span text:style-name="T11"> (</text:span><text:span text:style-name="T22">0</text:span><text:span text:style-name="T11">, </text:span><text:span text:style-name="T22">2</text:span><text:span text:style-name="T11">, </text:span><text:span text:style-name="T22">4</text:span><text:span text:style-name="T11">, </text:span><text:span text:style-name="T22">5</text:span><text:span text:style-name="T11">, </text:span><text:span text:style-name="T22">6</text:span><text:span text:style-name="T11">, </text:span><text:span text:style-name="T22">7</text:span><text:span text:style-name="T11">, </text:span><text:span text:style-name="T22">8</text:span><text:span text:style-name="T11">, </text:span><text:span text:style-name="T22">10</text:span><text:span text:style-name="T11">, </text:span><text:span text:style-name="T22">11</text:span><text:span text:style-name="T11">, </text:span><text:span text:style-name="T22">13</text:span><text:span text:style-name="T11">, </text:span><text:span text:style-name="T22">14</text:span><text:span text:style-name="T11">, </text:span><text:span text:style-name="T22">15</text:span><text:span text:style-name="T11">) </text:span><text:span text:style-name="T8">and</text:span><text:span text:style-name="T11"> sv.num_country=cr.num_country</text:span></text:p>
            <text:p text:style-name="P12"><text:span text:style-name="T8">group</text:span><text:span text:style-name="T11"> </text:span><text:span text:style-name="T8">by</text:span><text:span text:style-name="T11"> co.short_name_country</text:span></text:p>
            <text:p text:style-name="Standard"><text:span text:style-name="T8">order</text:span><text:span text:style-name="T11"> </text:span><text:span text:style-name="T8">by</text:span><text:span text:style-name="T11"> </text:span><text:span text:style-name="T14">min</text:span><text:span text:style-name="T11">(hsv.date_history_space_vehicle)</text:span></text:p>
          </table:table-cell>
        </table:table-row>
        <table:table-row>
          <table:table-cell table:style-name="Table1.A2" office:value-type="string">
            <text:p text:style-name="P23">30</text:p>
          </table:table-cell>
          <table:table-cell table:style-name="Table1.A2" office:value-type="string">
            <text:p text:style-name="P10">Список стран с указанием общего количества представителей страны слетавших в космос, отсортированный в порядке возрастания числа полетов.</text:p>
          </table:table-cell>
          <table:table-cell table:style-name="Table1.C2" office:value-type="string">
            <text:p text:style-name="P12"><text:span text:style-name="T8">select</text:span><text:span text:style-name="T11"> short_name_country, </text:span><text:span text:style-name="T14">count</text:span><text:span text:style-name="T11">(num_astronaut) </text:span><text:span text:style-name="T8">as</text:span><text:span text:style-name="T11"> astronauts </text:span><text:span text:style-name="T8">from</text:span><text:span text:style-name="T11"> space_flight sf </text:span><text:span text:style-name="T8">inner</text:span><text:span text:style-name="T11"> </text:span><text:span text:style-name="T8">join</text:span><text:span text:style-name="T11"> space_vehicle sv </text:span><text:span text:style-name="T8">on</text:span><text:span text:style-name="T11"> sf.num_space_vehicle=sv.num_space_vehicle </text:span></text:p>
            <text:p text:style-name="P12"><text:span text:style-name="T8">inner</text:span><text:span text:style-name="T11"> </text:span><text:span text:style-name="T8">join</text:span><text:span text:style-name="T11"> country c </text:span><text:span text:style-name="T8">on</text:span><text:span text:style-name="T11"> c.num_country=sv.num_country </text:span></text:p>
            <text:p text:style-name="P12"><text:span text:style-name="T8">group</text:span><text:span text:style-name="T11"> </text:span><text:span text:style-name="T8">by</text:span><text:span text:style-name="T11"> short_name_country</text:span></text:p>
            <text:p text:style-name="Standard"><text:span text:style-name="T8">order</text:span><text:span text:style-name="T11"> </text:span><text:span text:style-name="T8">by</text:span><text:span text:style-name="T11"> </text:span><text:span text:style-name="T14">count</text:span><text:span text:style-name="T11">(num_astronaut)</text:span></text:p>
          </table:table-cell>
        </table:table-row>
        <table:table-row>
          <table:table-cell table:style-name="Table1.A2" office:value-type="string">
            <text:p text:style-name="P23">31</text:p>
          </table:table-cell>
          <table:table-cell table:style-name="Table1.A2" office:value-type="string">
            <text:list xml:id="list154435737014157" text:continue-numbering="true" text:style-name="WW8Num1">
              <text:list-header>
                <text:p text:style-name="P42">Внести в БД следующую информацию: 12.04.1961 В 6:07 UTC с космодрома Байконур, стартовый комплекс № 1, осуществлен пуск ракеты-носителя «Восток 8К72К», которая вывела на околоземную орбиту советский космический корабль «Восток» (00103 / 1961 Мю 1), КА типа «Восток-3А». Космический корабль пилотировал советский космонавт Юрий ГАГАРИН. Полет продолжался 1 час 48 минут. </text:p>
              </text:list-header>
            </text:list>
          </table:table-cell>
          <table:table-cell table:style-name="Table1.C2" office:value-type="string">
            <text:p text:style-name="Table_20_Contents"/>
          </table:table-cell>
        </table:table-row>
      </table:table>
      <text:list xml:id="list154437606265944" text:continue-numbering="true" text:style-name="WW8Num1">
        <text:list-header>
          <text:p text:style-name="P4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Задание на лабораторную работу № 2</dc:title>
    <meta:initial-creator>olga</meta:initial-creator>
    <meta:creation-date>2005-10-29T15:21:00</meta:creation-date>
    <dc:date>2019-07-26T15:44:35.385000000</dc:date>
    <meta:editing-cycles>10</meta:editing-cycles>
    <meta:editing-duration>P3DT3H6M43S</meta:editing-duration>
    <meta:generator>LibreOffice/5.4.4.2$Windows_x86 LibreOffice_project/2524958677847fb3bb44820e40380acbe820f960</meta:generator>
    <meta:document-statistic meta:table-count="1" meta:image-count="0" meta:object-count="0" meta:page-count="5" meta:paragraph-count="149" meta:word-count="1446" meta:character-count="10941" meta:non-whitespace-character-count="9532"/>
  </office:meta>
</office:document-meta>
</file>